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50.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6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3" table:number-columns-repeated="1021" table:default-cell-style-name="ce1"/>
        <table:table-row table:style-name="ro1">
          <table:table-cell office:value-type="string" calcext:value-type="string">
            <text:p>Sensor-Status</text:p>
          </table:table-cell>
          <table:table-cell office:value-type="string" calcext:value-type="string">
            <text:p>Schritt-Status</text:p>
          </table:table-cell>
          <table:table-cell office:value-type="string" calcext:value-type="string">
            <text:p>n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LIMASENSOR</text:p>
          </table:table-cell>
          <table:table-cell office:value-type="string" calcext:value-type="string">
            <text:p>NOTHING_CLIMA_TOD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ART_TCONVERS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IT_TCONVERS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AD_TCONVERS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ART_HCONVERS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IT_HCONVERS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AD_HCONVERS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LC_CONVERSION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LC_CONVERSION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LC_CONVERSION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THING_CLIMA_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SENSOREN</text:p>
          </table:table-cell>
          <table:table-cell office:value-type="string" calcext:value-type="string">
            <text:p>NOTHING_TOD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ART_CONVERS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IT_CONVERS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_TEMPERATU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…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OTHING_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TSENSOR</text:p>
          </table:table-cell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21:24:41.468702339</meta:creation-date>
    <dc:date>2018-09-24T21:40:28.862394493</dc:date>
    <meta:editing-duration>PT5M37S</meta:editing-duration>
    <meta:editing-cycles>1</meta:editing-cycles>
    <meta:document-statistic meta:table-count="1" meta:cell-count="24" meta:object-count="0"/>
    <meta:generator>LibreOffice/5.1.6.2$Linux_X86_64 LibreOffice_project/10m0$Build-2</meta:generator>
  </office:meta>
</office:document-meta>
</file>